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Roman 12" svg:font-family="'LM Roman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4in" fo:margin-left="1.2542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1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25in" fo:margin-left="2.2958in" table:align="left"/>
    </style:style>
    <style:style style:name="Table2.A" style:family="table-column">
      <style:table-column-properties style:column-width="1.1667in"/>
    </style:style>
    <style:style style:name="Table2.B" style:family="table-column">
      <style:table-column-properties style:column-width="1.08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M Roman 12" fo:font-size="10pt" officeooo:rsid="00505f9b" officeooo:paragraph-rsid="00523104" style:font-size-asian="10pt" style:font-size-complex="10pt"/>
    </style:style>
    <style:style style:name="P2" style:family="paragraph" style:parent-style-name="Standard">
      <style:text-properties style:font-name="LM Roman 12" fo:font-size="10pt" officeooo:rsid="00505f9b" officeooo:paragraph-rsid="0053e5f5" style:font-size-asian="10pt" style:font-size-complex="10pt"/>
    </style:style>
    <style:style style:name="P3" style:family="paragraph" style:parent-style-name="Standard">
      <style:text-properties style:font-name="LM Roman 12" fo:font-size="10pt" officeooo:rsid="0059cd3d" officeooo:paragraph-rsid="0059cd3d" style:font-size-asian="10pt" style:font-size-complex="10pt"/>
    </style:style>
    <style:style style:name="P4" style:family="paragraph" style:parent-style-name="Standard">
      <style:text-properties style:font-name="LM Roman 12" fo:font-size="10pt" officeooo:rsid="005bc540" officeooo:paragraph-rsid="005bc540" style:font-size-asian="10pt" style:font-size-complex="10pt"/>
    </style:style>
    <style:style style:name="P5" style:family="paragraph" style:parent-style-name="Standard">
      <style:text-properties style:font-name="LM Roman 12" fo:font-size="10pt" officeooo:rsid="005bc540" officeooo:paragraph-rsid="005c5b89" style:font-size-asian="10pt" style:font-size-complex="10pt"/>
    </style:style>
    <style:style style:name="P6" style:family="paragraph" style:parent-style-name="Standard">
      <style:text-properties style:font-name="LM Roman 12" fo:font-size="10pt" fo:font-weight="normal" officeooo:rsid="004e1ec3" officeooo:paragraph-rsid="005c5b89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LM Roman 12" fo:font-size="10pt" fo:font-weight="normal" officeooo:rsid="004e1ec3" officeooo:paragraph-rsid="004e1ec3" style:font-size-asian="10pt" style:font-weight-asian="normal" style:font-size-complex="10pt" style:font-weight-complex="normal"/>
    </style:style>
    <style:style style:name="P8" style:family="paragraph" style:parent-style-name="Text_20_body">
      <style:text-properties style:font-name="LM Roman 12" fo:font-size="10pt" style:text-underline-style="solid" style:text-underline-width="auto" style:text-underline-color="font-color" fo:font-weight="bold" officeooo:rsid="00684dfa" officeooo:paragraph-rsid="00684dfa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M Roman 12" fo:font-size="10pt" officeooo:rsid="00523104" officeooo:paragraph-rsid="00523104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M Roman 12" fo:font-size="10pt" officeooo:rsid="00523104" officeooo:paragraph-rsid="00548f30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M Roman 12" fo:font-size="10pt" officeooo:rsid="0053e5f5" officeooo:paragraph-rsid="0053e5f5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M Roman 12" fo:font-size="10pt" officeooo:rsid="0053e5f5" officeooo:paragraph-rsid="00548f30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M Roman 12" fo:font-size="10pt" officeooo:rsid="00548f30" officeooo:paragraph-rsid="00548f30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M Roman 12" fo:font-size="10pt" fo:font-weight="bold" officeooo:rsid="00523104" officeooo:paragraph-rsid="00523104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M Roman 12" fo:font-size="10pt" fo:font-weight="bold" officeooo:rsid="005bc540" officeooo:paragraph-rsid="005bc540" style:font-size-asian="10pt" style:font-weight-asian="bold" style:font-size-complex="10pt" style:font-weight-complex="bold"/>
    </style:style>
    <style:style style:name="P16" style:family="paragraph" style:parent-style-name="Heading_20_1">
      <style:paragraph-properties fo:text-align="center" style:justify-single-word="false"/>
      <style:text-properties style:font-name="LM Roman 12" fo:font-size="10pt" officeooo:rsid="004e1ec3" officeooo:paragraph-rsid="006cb6ca" style:font-size-asian="10pt" style:font-size-complex="10pt"/>
    </style:style>
    <style:style style:name="P17" style:family="paragraph" style:parent-style-name="Standard" style:list-style-name="L1">
      <style:text-properties style:font-name="LM Roman 12" fo:font-size="10pt" officeooo:rsid="0059cd3d" officeooo:paragraph-rsid="0059cd3d" style:font-size-asian="10pt" style:font-size-complex="10pt"/>
    </style:style>
    <style:style style:name="P18" style:family="paragraph" style:parent-style-name="Standard">
      <style:text-properties style:font-name="LM Roman 12" fo:font-size="10pt" officeooo:rsid="005bc540" officeooo:paragraph-rsid="005c5b89" style:font-size-asian="10pt" style:font-size-complex="10pt"/>
    </style:style>
    <style:style style:name="P19" style:family="paragraph" style:parent-style-name="Standard">
      <style:text-properties style:font-name="LM Roman 12" fo:font-size="10pt" officeooo:rsid="007964e1" officeooo:paragraph-rsid="007964e1" style:font-size-asian="10pt" style:font-size-complex="10pt"/>
    </style:style>
    <style:style style:name="T1" style:family="text">
      <style:text-properties officeooo:rsid="006de778"/>
    </style:style>
    <style:style style:name="T2" style:family="text">
      <style:text-properties officeooo:rsid="00684dfa"/>
    </style:style>
    <style:style style:name="T3" style:family="text">
      <style:text-properties officeooo:rsid="00523104"/>
    </style:style>
    <style:style style:name="T4" style:family="text">
      <style:text-properties officeooo:rsid="0053e5f5"/>
    </style:style>
    <style:style style:name="T5" style:family="text">
      <style:text-properties officeooo:rsid="0059cd3d"/>
    </style:style>
    <style:style style:name="T6" style:family="text">
      <style:text-properties officeooo:rsid="005bc540"/>
    </style:style>
    <style:style style:name="T7" style:family="text">
      <style:text-properties officeooo:rsid="005c5b89"/>
    </style:style>
    <style:style style:name="T8" style:family="text">
      <style:text-properties officeooo:rsid="006971e0"/>
    </style:style>
    <style:style style:name="T9" style:family="text">
      <style:text-properties officeooo:rsid="006ab9d1"/>
    </style:style>
    <style:style style:name="T10" style:family="text">
      <style:text-properties officeooo:rsid="00723a6e"/>
    </style:style>
    <style:style style:name="T11" style:family="text">
      <style:text-properties officeooo:rsid="00725fe1"/>
    </style:style>
    <style:style style:name="T12" style:family="text">
      <style:text-properties officeooo:rsid="007436f3"/>
    </style:style>
    <style:style style:name="T13" style:family="text">
      <style:text-properties officeooo:rsid="007964e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ive Learning:</text:p>
      <text:p text:style-name="P2">Suppose that F<text:span text:style-name="T2">ereydoon</text:span> has developed a <text:span text:style-name="T1">binary classification </text:span>model to classify Autism Spectrum Disorder (ASD) <text:span text:style-name="T4">based on fMRI data</text:span>. <text:span text:style-name="T3">The model has been trained on </text:span>a large pool of heterogeneous <text:span text:style-name="T3">multi-site </text:span>datasets<text:span text:style-name="T4"> with subjects aged 1-55 year-old, and with balanced number of the two classes (almost equal number of ASD-Positive vs ASD-Negative)</text:span>.</text:p>
      <text:p text:style-name="P2"/>
      <text:p text:style-name="P2">The following table shows the results of testing the model on a small dataset that contains fMRI data <text:span text:style-name="T4">from only one site,</text:span> recorded from 10 subjects (age range 2-1<text:span text:style-name="T5">8</text:span> year-old). <text:span text:style-name="T5">Actual classes have been confirmed by expert <text:s/>psychiatrists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Subject ID</text:p>
          </table:table-cell>
          <table:table-cell table:style-name="Table1.A1" office:value-type="string">
            <text:p text:style-name="P14"><text:span text:style-name="T5">Actual</text:span> <text:span text:style-name="T4">Class</text:span></text:p>
          </table:table-cell>
          <table:table-cell table:style-name="Table1.C1" office:value-type="string">
            <text:p text:style-name="P14">Predicted <text:span text:style-name="T5">Class</text:span></text:p>
          </table:table-cell>
        </table:table-row>
        <table:table-row>
          <table:table-cell table:style-name="Table1.A2" office:value-type="string">
            <text:p text:style-name="P9">S1</text:p>
          </table:table-cell>
          <table:table-cell table:style-name="Table1.A2" office:value-type="string">
            <text:p text:style-name="P9">ASD-<text:span text:style-name="T12">Positive</text:span></text:p>
          </table:table-cell>
          <table:table-cell table:style-name="Table1.C2" office:value-type="string">
            <text:p text:style-name="P9">ASD-Positive</text:p>
          </table:table-cell>
        </table:table-row>
        <table:table-row>
          <table:table-cell table:style-name="Table1.A2" office:value-type="string">
            <text:p text:style-name="P9">S2</text:p>
          </table:table-cell>
          <table:table-cell table:style-name="Table1.A2" office:value-type="string">
            <text:p text:style-name="P11">ASD-<text:span text:style-name="T11">Positive</text:span></text:p>
          </table:table-cell>
          <table:table-cell table:style-name="Table1.C2" office:value-type="string">
            <text:p text:style-name="P13">ASD-Positive</text:p>
          </table:table-cell>
        </table:table-row>
        <table:table-row>
          <table:table-cell table:style-name="Table1.A2" office:value-type="string">
            <text:p text:style-name="P9">S3</text:p>
          </table:table-cell>
          <table:table-cell table:style-name="Table1.A2" office:value-type="string">
            <text:p text:style-name="P11">ASD-Positive</text:p>
          </table:table-cell>
          <table:table-cell table:style-name="Table1.C2" office:value-type="string">
            <text:p text:style-name="P10">ASD-Positive</text:p>
          </table:table-cell>
        </table:table-row>
        <table:table-row>
          <table:table-cell table:style-name="Table1.A2" office:value-type="string">
            <text:p text:style-name="P9">S4</text:p>
          </table:table-cell>
          <table:table-cell table:style-name="Table1.A2" office:value-type="string">
            <text:p text:style-name="P11">ASD-Negative</text:p>
          </table:table-cell>
          <table:table-cell table:style-name="Table1.C2" office:value-type="string">
            <text:p text:style-name="P12">ASD-Negative</text:p>
          </table:table-cell>
        </table:table-row>
        <table:table-row>
          <table:table-cell table:style-name="Table1.A2" office:value-type="string">
            <text:p text:style-name="P9">S5</text:p>
          </table:table-cell>
          <table:table-cell table:style-name="Table1.A2" office:value-type="string">
            <text:p text:style-name="P11">ASD-Negative</text:p>
          </table:table-cell>
          <table:table-cell table:style-name="Table1.C2" office:value-type="string">
            <text:p text:style-name="P10">ASD-Positive</text:p>
          </table:table-cell>
        </table:table-row>
        <table:table-row>
          <table:table-cell table:style-name="Table1.A2" office:value-type="string">
            <text:p text:style-name="P9">S6</text:p>
          </table:table-cell>
          <table:table-cell table:style-name="Table1.A2" office:value-type="string">
            <text:p text:style-name="P13">ASD-Negative</text:p>
          </table:table-cell>
          <table:table-cell table:style-name="Table1.C2" office:value-type="string">
            <text:p text:style-name="P10">ASD-Positive</text:p>
          </table:table-cell>
        </table:table-row>
        <table:table-row>
          <table:table-cell table:style-name="Table1.A2" office:value-type="string">
            <text:p text:style-name="P9">S7</text:p>
          </table:table-cell>
          <table:table-cell table:style-name="Table1.A2" office:value-type="string">
            <text:p text:style-name="P11">ASD-Negative</text:p>
          </table:table-cell>
          <table:table-cell table:style-name="Table1.C2" office:value-type="string">
            <text:p text:style-name="P10">ASD-Positive</text:p>
          </table:table-cell>
        </table:table-row>
        <table:table-row>
          <table:table-cell table:style-name="Table1.A2" office:value-type="string">
            <text:p text:style-name="P9">S8</text:p>
          </table:table-cell>
          <table:table-cell table:style-name="Table1.A2" office:value-type="string">
            <text:p text:style-name="P11">ASD-Negative</text:p>
          </table:table-cell>
          <table:table-cell table:style-name="Table1.C2" office:value-type="string">
            <text:p text:style-name="P12">ASD-Negative</text:p>
          </table:table-cell>
        </table:table-row>
        <table:table-row>
          <table:table-cell table:style-name="Table1.A2" office:value-type="string">
            <text:p text:style-name="P9">S9</text:p>
          </table:table-cell>
          <table:table-cell table:style-name="Table1.A2" office:value-type="string">
            <text:p text:style-name="P13">ASD-Positive</text:p>
          </table:table-cell>
          <table:table-cell table:style-name="Table1.C2" office:value-type="string">
            <text:p text:style-name="P12">ASD-<text:span text:style-name="T10">Positive</text:span></text:p>
          </table:table-cell>
        </table:table-row>
        <table:table-row>
          <table:table-cell table:style-name="Table1.A2" office:value-type="string">
            <text:p text:style-name="P9">S10</text:p>
          </table:table-cell>
          <table:table-cell table:style-name="Table1.A2" office:value-type="string">
            <text:p text:style-name="P12">ASD-Negative</text:p>
          </table:table-cell>
          <table:table-cell table:style-name="Table1.C2" office:value-type="string">
            <text:p text:style-name="P12">ASD-Negative</text:p>
          </table:table-cell>
        </table:table-row>
      </table:table>
      <text:p text:style-name="P1"><text:s text:c="2"/></text:p>
      <text:p text:style-name="P3"><text:span text:style-name="T6">(A) </text:span>Count the following from the table:</text:p>
      <text:list xml:id="list3108282817" text:style-name="L1">
        <text:list-item>
          <text:p text:style-name="P17">True Positive (TP): Number of rows where “Actual Class” is ASD-Positive and “Predicted Class” is also ASD-Positive. </text:p>
        </text:list-item>
      </text:list>
      <text:p text:style-name="P3"/>
      <text:list xml:id="list110836011725046" text:continue-numbering="true" text:style-name="L1">
        <text:list-item>
          <text:p text:style-name="P17">True Negative (TN): Number of rows where “Actual Class” is ASD-Negative and “Predicted Class” is also ASD-Negative.</text:p>
        </text:list-item>
      </text:list>
      <text:p text:style-name="P3"/>
      <text:list xml:id="list110835715033305" text:continue-numbering="true" text:style-name="L1">
        <text:list-item>
          <text:p text:style-name="P17">False Positive (FP): Number of rows where “Actual Class” is ASD-Negative but “Predicted Class” is <text:s/>ASD-Positive.</text:p>
        </text:list-item>
      </text:list>
      <text:p text:style-name="P3"/>
      <text:list xml:id="list110835503440481" text:continue-numbering="true" text:style-name="L1">
        <text:list-item>
          <text:p text:style-name="P17">False Negative (FN): Number of rows where “Actual Class” is ASD-Positive but “Predicted Class” is ASD-Negative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(B) Based on the numbers you just calculated in <text:span text:style-name="T7">part </text:span>(A), fill in the confusion matrix: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TP = </text:p>
          </table:table-cell>
          <table:table-cell table:style-name="Table2.B1" office:value-type="string">
            <text:p text:style-name="P15">FP = </text:p>
          </table:table-cell>
        </table:table-row>
        <table:table-row>
          <table:table-cell table:style-name="Table2.A2" office:value-type="string">
            <text:p text:style-name="P15">FN =</text:p>
          </table:table-cell>
          <table:table-cell table:style-name="Table2.B2" office:value-type="string">
            <text:p text:style-name="P15">TN =</text:p>
          </table:table-cell>
        </table:table-row>
      </table:table>
      <text:p text:style-name="P4"/>
      <text:p text:style-name="P4">(C) What is the accuracy of th<text:span text:style-name="T13">is classifier</text:span>?<text:tab/><text:tab/>Accuracy <text:s/>= <text:s/>(TN + TP)/(TN+TP+FN+FP)</text:p>
      <text:p text:style-name="P4"/>
      <text:p text:style-name="P5">(D) <text:span text:style-name="T8">What is the Precision and Recall of this classifi</text:span><text:span text:style-name="T13">er</text:span><text:span text:style-name="T8">? <text:s/>Precision = TP/(TP+FP)</text:span></text:p>
      <text:p text:style-name="P5"><text:tab/><text:tab/><text:tab/><text:tab/><text:tab/><text:tab/> <text:s text:c="8"/><text:span text:style-name="T9">Recall = TP/(TP+FN)</text:span></text:p>
      <text:p text:style-name="P19"/>
      <text:p text:style-name="P19">(E) What is the F1 Score of this classifier? <text:s/>F1 Score = TP/(TP+((FP+FN)/2))</text:p>
      <text:p text:style-name="P6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Roman 12" svg:font-family="'LM Roman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style:font-name="LM Roman 12" fo:font-size="10pt" officeooo:rsid="004e1ec3" officeooo:paragraph-rsid="006cb6ca" style:font-size-asian="10pt" style:font-size-complex="10pt"/>
    </style:style>
    <style:style style:name="MT1" style:family="text">
      <style:text-properties officeooo:rsid="006de7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Binary Classification</text:span> <text:span text:style-name="MT1">and Performance Measures</text:span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30T13:25:21.097295131</meta:creation-date>
    <meta:generator>LibreOffice/6.4.6.2$Linux_X86_64 LibreOffice_project/40$Build-2</meta:generator>
    <dc:date>2021-01-13T11:08:06.037807009</dc:date>
    <meta:editing-duration>PT6H56M25S</meta:editing-duration>
    <meta:editing-cycles>66</meta:editing-cycles>
    <meta:document-statistic meta:table-count="2" meta:image-count="0" meta:object-count="0" meta:page-count="2" meta:paragraph-count="52" meta:word-count="276" meta:character-count="1813" meta:non-whitespace-character-count="1565"/>
  </office:meta>
</office:document-meta>
</file>